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a99d" officeooo:paragraph-rsid="000fa99d"/>
    </style:style>
    <style:style style:name="P2" style:family="paragraph" style:parent-style-name="Standard">
      <style:paragraph-properties fo:text-align="justify" style:justify-single-word="false"/>
      <style:text-properties officeooo:rsid="000fa99d" officeooo:paragraph-rsid="0019dbb4"/>
    </style:style>
    <style:style style:name="P3" style:family="paragraph" style:parent-style-name="Standard">
      <style:paragraph-properties fo:text-align="justify" style:justify-single-word="false"/>
      <style:text-properties officeooo:rsid="000fa99d" officeooo:paragraph-rsid="001e7876"/>
    </style:style>
    <style:style style:name="P4" style:family="paragraph" style:parent-style-name="Standard">
      <style:text-properties officeooo:rsid="000faa09" officeooo:paragraph-rsid="000faa09"/>
    </style:style>
    <style:style style:name="P5" style:family="paragraph" style:parent-style-name="Standard">
      <style:text-properties officeooo:rsid="001273dd" officeooo:paragraph-rsid="001273dd"/>
    </style:style>
    <style:style style:name="P6" style:family="paragraph" style:parent-style-name="Standard">
      <style:text-properties fo:font-weight="bold" officeooo:rsid="000fa99d" officeooo:paragraph-rsid="000fa99d" style:font-weight-asian="bold" style:font-weight-complex="bold"/>
    </style:style>
    <style:style style:name="P7" style:family="paragraph" style:parent-style-name="Standard">
      <style:text-properties fo:font-weight="bold" officeooo:rsid="00166ffd" officeooo:paragraph-rsid="00166ffd" style:font-weight-asian="bold" style:font-weight-complex="bold"/>
    </style:style>
    <style:style style:name="P8" style:family="paragraph" style:parent-style-name="Standard">
      <style:text-properties officeooo:paragraph-rsid="00135914"/>
    </style:style>
    <style:style style:name="P9" style:family="paragraph" style:parent-style-name="Standard">
      <style:text-properties officeooo:rsid="00166ffd" officeooo:paragraph-rsid="00166ffd"/>
    </style:style>
    <style:style style:name="P10" style:family="paragraph" style:parent-style-name="Standard">
      <style:paragraph-properties fo:text-align="end" style:justify-single-word="false"/>
      <style:text-properties officeooo:rsid="00166ffd" officeooo:paragraph-rsid="00166ffd"/>
    </style:style>
    <style:style style:name="P11" style:family="paragraph" style:parent-style-name="Standard">
      <style:text-properties officeooo:paragraph-rsid="00188993"/>
    </style:style>
    <style:style style:name="P12" style:family="paragraph" style:parent-style-name="Standard">
      <style:paragraph-properties fo:text-align="justify" style:justify-single-word="false"/>
      <style:text-properties officeooo:paragraph-rsid="0019dbb4"/>
    </style:style>
    <style:style style:name="P13" style:family="paragraph" style:parent-style-name="Standard">
      <style:paragraph-properties fo:text-align="justify" style:justify-single-word="false"/>
      <style:text-properties officeooo:paragraph-rsid="0020b694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fa99d" officeooo:paragraph-rsid="000fa99d"/>
    </style:style>
    <style:style style:name="P16" style:family="paragraph" style:parent-style-name="Standard">
      <style:text-properties style:text-underline-style="solid" style:text-underline-width="auto" style:text-underline-color="font-color" officeooo:rsid="000fa99d" officeooo:paragraph-rsid="000fa99d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0fa99d" officeooo:paragraph-rsid="000fa99d" fo:background-color="#eeeeee"/>
    </style:style>
    <style:style style:name="P18" style:family="paragraph" style:parent-style-name="Standard">
      <style:text-properties officeooo:rsid="001e0fcf" officeooo:paragraph-rsid="001e0fcf"/>
    </style:style>
    <style:style style:name="P19" style:family="paragraph" style:parent-style-name="Standard">
      <style:paragraph-properties fo:text-align="justify" style:justify-single-word="false"/>
      <style:text-properties officeooo:rsid="001e7876" officeooo:paragraph-rsid="0020b694"/>
    </style:style>
    <style:style style:name="P20" style:family="paragraph" style:parent-style-name="Standard">
      <style:paragraph-properties fo:text-align="justify" style:justify-single-word="false"/>
      <style:text-properties officeooo:rsid="0020b694" officeooo:paragraph-rsid="0020b694"/>
    </style:style>
    <style:style style:name="P21" style:family="paragraph" style:parent-style-name="Standard">
      <style:text-properties officeooo:rsid="0020c99f" officeooo:paragraph-rsid="0020c99f"/>
    </style:style>
    <style:style style:name="P22" style:family="paragraph" style:parent-style-name="Standard">
      <style:text-properties officeooo:rsid="00188993" officeooo:paragraph-rsid="00188993"/>
    </style:style>
    <style:style style:name="P23" style:family="paragraph" style:parent-style-name="Standard">
      <style:paragraph-properties fo:text-align="justify" style:justify-single-word="false"/>
      <style:text-properties officeooo:rsid="00188993" officeooo:paragraph-rsid="0019dbb4"/>
    </style:style>
    <style:style style:name="P24" style:family="paragraph" style:parent-style-name="Standard">
      <style:text-properties fo:font-weight="bold" officeooo:rsid="000fa99d" officeooo:paragraph-rsid="000fa99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1808eb" officeooo:paragraph-rsid="0019dbb4"/>
    </style:style>
    <style:style style:name="P26" style:family="paragraph" style:parent-style-name="Standard">
      <style:paragraph-properties fo:text-align="justify" style:justify-single-word="false"/>
      <style:text-properties officeooo:rsid="0019dbb4" officeooo:paragraph-rsid="0019dbb4"/>
    </style:style>
    <style:style style:name="P27" style:family="paragraph" style:parent-style-name="Standard">
      <style:text-properties officeooo:rsid="001e0fcf" officeooo:paragraph-rsid="000fa99d"/>
    </style:style>
    <style:style style:name="P28" style:family="paragraph" style:parent-style-name="Standard">
      <style:paragraph-properties fo:text-align="justify" style:justify-single-word="false"/>
      <style:text-properties style:text-line-through-style="none" style:text-line-through-type="none" style:font-name="MathJax Math" fo:font-size="14.75pt" fo:font-style="italic" style:text-underline-style="none" officeooo:rsid="0020b694" officeooo:paragraph-rsid="0020b694" style:text-blinking="false" loext:padding="0in" loext:border="none"/>
    </style:style>
    <style:style style:name="P29" style:family="paragraph" style:parent-style-name="Standard">
      <style:text-properties officeooo:rsid="000fa99d" officeooo:paragraph-rsid="000fa99d"/>
    </style:style>
    <style:style style:name="P30" style:family="paragraph" style:parent-style-name="Standard">
      <style:text-properties officeooo:rsid="00246157" officeooo:paragraph-rsid="00246157"/>
    </style:style>
    <style:style style:name="T1" style:family="text">
      <style:text-properties officeooo:rsid="000faa09"/>
    </style:style>
    <style:style style:name="T2" style:family="text">
      <style:text-properties officeooo:rsid="000fbb21"/>
    </style:style>
    <style:style style:name="T3" style:family="text">
      <style:text-properties officeooo:rsid="001273d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35914"/>
    </style:style>
    <style:style style:name="T6" style:family="text">
      <style:text-properties officeooo:rsid="001808eb"/>
    </style:style>
    <style:style style:name="T7" style:family="text">
      <style:text-properties officeooo:rsid="00188993"/>
    </style:style>
    <style:style style:name="T8" style:family="text">
      <style:text-properties officeooo:rsid="0019dbb4"/>
    </style:style>
    <style:style style:name="T9" style:family="text">
      <style:text-properties fo:background-color="#eeeeee" loext:char-shading-value="0"/>
    </style:style>
    <style:style style:name="T10" style:family="text">
      <style:text-properties officeooo:rsid="00188993" fo:background-color="#eeeeee" loext:char-shading-value="0"/>
    </style:style>
    <style:style style:name="T11" style:family="text">
      <style:text-properties officeooo:rsid="0019dbb4" fo:background-color="#eeeeee" loext:char-shading-value="0"/>
    </style:style>
    <style:style style:name="T12" style:family="text">
      <style:text-properties officeooo:rsid="00135914" fo:background-color="#eeeeee" loext:char-shading-value="0"/>
    </style:style>
    <style:style style:name="T13" style:family="text">
      <style:text-properties officeooo:rsid="001808eb" fo:background-color="#eeeeee" loext:char-shading-value="0"/>
    </style:style>
    <style:style style:name="T14" style:family="text">
      <style:text-properties officeooo:rsid="001273dd" fo:background-color="#eeeeee" loext:char-shading-value="0"/>
    </style:style>
    <style:style style:name="T15" style:family="text">
      <style:text-properties officeooo:rsid="001e7876"/>
    </style:style>
    <style:style style:name="T16" style:family="text">
      <style:text-properties officeooo:rsid="001f385a"/>
    </style:style>
    <style:style style:name="T17" style:family="text">
      <style:text-properties officeooo:rsid="0020b694"/>
    </style:style>
    <style:style style:name="T18" style:family="text">
      <style:text-properties style:text-line-through-style="none" style:text-line-through-type="none" style:font-name="MathJax Math" fo:font-size="14.75pt" fo:font-style="italic" style:text-underline-style="none" officeooo:rsid="0020b694" style:text-blinking="false" loext:padding="0in" loext:border="none"/>
    </style:style>
    <style:style style:name="T19" style:family="text">
      <style:text-properties officeooo:rsid="0020bcf4"/>
    </style:style>
    <style:style style:name="T20" style:family="text">
      <style:text-properties officeooo:rsid="0020c99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ucian Marian Nedelcu</text:p>
      <text:p text:style-name="P10">Albert </text:p>
      <text:p text:style-name="P9"/>
      <text:p text:style-name="P1"/>
      <text:p text:style-name="P1">Practica 1: Limes transire</text:p>
      <text:p text:style-name="P1"/>
      <text:p text:style-name="P1"/>
      <text:p text:style-name="P6">Especificació <text:span text:style-name="T2">Formal</text:span>:</text:p>
      <text:p text:style-name="P1">P: <text:s/>{ L[0.. n-1] <text:s/>}</text:p>
      <text:p text:style-name="P4">I: { find l[i..m], i&lt;n-1&lt;=m }</text:p>
      <text:p text:style-name="P1"><text:span text:style-name="T1">Q</text:span>: { <draw:frame draw:style-name="fr1" draw:name="Object1" text:anchor-type="as-char" svg:y="-0.152in" svg:width="4.7366in" svg:height="0.1992in" draw:z-index="0"><draw:object xlink:href="./Object 1" xlink:type="simple" xlink:show="embed" xlink:actuate="onLoad"/><draw:image xlink:href="./ObjectReplacements/Object 1" xlink:type="simple" xlink:show="embed" xlink:actuate="onLoad"/></draw:frame>}</text:p>
      <text:p text:style-name="P1"/>
      <text:p text:style-name="P1"/>
      <text:p text:style-name="P6">Algoritmes:</text:p>
      <text:p text:style-name="P7">Input: <text:span text:style-name="T6">L[ ..n] = Llista de elements:(caixa, alçada) de longitud n, n&gt;0.</text:span></text:p>
      <text:p text:style-name="P7">Ouput: <text:span text:style-name="T6">l[ ..m] = la subllista d’elements de L on cada caixa </text:span><text:span text:style-name="T6"><draw:frame draw:style-name="fr1" draw:name="Object2" text:anchor-type="as-char" svg:y="-0.1484in" svg:width="1.7772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 de longitud maxima. </text:span></text:p>
      <text:p text:style-name="P6"/>
      <text:p text:style-name="Standard">Iteratiu:</text:p>
      <text:p text:style-name="Standard">function find_longest_sequence ( L ):</text:p>
      <text:p text:style-name="Standard"><text:tab/><text:span text:style-name="T6">n = size( L )</text:span></text:p>
      <text:p text:style-name="P8"><text:tab/><text:span text:style-name="T6">sequence_length_list = [ (0, -1 ) ] * n </text:span></text:p>
      <text:p text:style-name="Standard"><text:tab/>for <text:span text:style-name="T5">( int i</text:span> <text:span text:style-name="T5">= n - 1; i &gt; -1</text:span>; <text:span text:style-name="T6">i--)</text:span> <text:span text:style-name="T3">do</text:span></text:p>
      <text:p text:style-name="P11"><text:tab/><text:tab/><text:span text:style-name="T7">longest_in_i = 0</text:span></text:p>
      <text:p text:style-name="Standard"><text:tab/><text:tab/><text:span text:style-name="T7">next_increase = -1</text:span></text:p>
      <text:p text:style-name="Standard"><text:tab/><text:tab/><text:span text:style-name="T7">for ( int j = i+1; j &lt; n; j++ ) do</text:span></text:p>
      <text:p text:style-name="P11"><text:tab/><text:tab/><text:tab/><text:span text:style-name="T7">if ( *L[ i ][ 1 ] &lt; L [ j ][ 1 ] and sequence_length_list [ j ][ 0 ] +1 &gt; best ) do</text:span></text:p>
      <text:p text:style-name="P11"><text:tab/><text:tab/><text:tab/><text:tab/><text:span text:style-name="T7">longest_in_i = <text:s/>sequence_length_list [ j ][ 0 ] +1</text:span></text:p>
      <text:p text:style-name="P22"><text:tab/><text:tab/><text:tab/><text:tab/>next_increase = j</text:p>
      <text:p text:style-name="P22"><text:tab/><text:tab/>sequence_length_list [ i ] = ( longest_in_i, next_increase ) </text:p>
      <text:p text:style-name="P11"/>
      <text:p text:style-name="Standard"><text:tab/><text:span text:style-name="T8">increase = max ( x for x : L[ x ][ 0 ] )</text:span></text:p>
      <text:p text:style-name="Standard"><text:tab/><text:span text:style-name="T8">while increase != -1 do</text:span></text:p>
      <text:p text:style-name="Standard"><text:tab/><text:tab/><text:span text:style-name="T8">result.put(L[ increase ])</text:span></text:p>
      <text:p text:style-name="Standard"><text:tab/><text:tab/><text:span text:style-name="T8">increase = L [ increase ][ 0 ]</text:span></text:p>
      <text:p text:style-name="Standard"/>
      <text:p text:style-name="Standard"><text:tab/><text:span text:style-name="T7">return result</text:span></text:p>
      <text:p text:style-name="Standard"/>
      <text:p text:style-name="P11"><text:span text:style-name="T7">*note: L[ i ][ 1 ] </text:span><text:span text:style-name="T7"><draw:frame draw:style-name="fr1" draw:name="Object3" text:anchor-type="as-char" svg:y="-0.1484in" svg:width="0.8201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1"/>
      <text:p text:style-name="P14"><text:span text:style-name="T15">R</text:span>ecursiu:</text:p>
      <text:p text:style-name="Standard">function find_longest_sequence( L , m):</text:p>
      <text:p text:style-name="Standard"><text:tab/>longest_sequence = [ ]</text:p>
      <text:p text:style-name="Standard"><text:tab/>//base case</text:p>
      <text:p text:style-name="Standard"><text:tab/>if L.size == 0:</text:p>
      <text:p text:style-name="Standard"><text:tab/><text:tab/>return L[ 0 ]</text:p>
      <text:p text:style-name="Standard"><text:tab/>//recursive case 1</text:p>
      <text:p text:style-name="Standard"><text:tab/>longest_sequence = find_longest_sequence ( L[ 1: ], m )</text:p>
      <text:p text:style-name="Standard"><text:tab/>//recursive case 2</text:p>
      <text:p text:style-name="Standard"><text:tab/>test = L[ 0 ]</text:p>
      <text:p text:style-name="Standard"><text:tab/>if ( m.<text:span text:style-name="T3">height</text:span> &lt; test.<text:span text:style-name="T3">height</text:span> ) <text:span text:style-name="T3">do</text:span></text:p>
      <text:p text:style-name="Standard"><text:tab/><text:tab/>current_sequence = [ test ] + find_longest_sequence ( <text:s/>L[ 1: ], test )<text:tab/></text:p>
      <text:p text:style-name="Standard"><text:soft-page-break/><text:tab/><text:tab/>longest_sequence = max_size( current_sequence, longest_sequence <text:s/>)</text:p>
      <text:p text:style-name="Standard"><text:tab/><text:tab/></text:p>
      <text:p text:style-name="Standard"><text:tab/><text:tab/>return longest_sequence</text:p>
      <text:p text:style-name="Standard"><text:tab/></text:p>
      <text:p text:style-name="Standard"/>
      <text:p text:style-name="P6">Costos:</text:p>
      <text:p text:style-name="P1"><text:span text:style-name="T3">T</text:span>eorics:</text:p>
      <text:p text:style-name="P15"><text:span text:style-name="T8">I</text:span>teratiu</text:p>
      <text:p text:style-name="P17"><text:tab/><text:span text:style-name="T8">cost:</text:span><text:tab/><text:tab/><text:tab/><text:tab/><text:span text:style-name="T8">algoritme:<text:tab/><text:tab/><text:tab/><text:tab/><text:tab/><text:tab/><text:tab/><text:tab/></text:span></text:p>
      <text:p text:style-name="P12"><text:tab/><text:tab/><text:tab/><text:tab/><text:tab/>function find_longest_sequence ( L ):</text:p>
      <text:p text:style-name="P25"><text:tab/><text:tab/><text:tab/><text:tab/><text:tab/>_n = size( L )</text:p>
      <text:p text:style-name="P26"><text:tab/><text:tab/><text:tab/><text:tab/><text:tab/>_sequence_length_list = [ (0, -1 ) ] * n </text:p>
      <text:p text:style-name="P12"><text:tab/><text:span text:style-name="T11">c1*n</text:span><text:span text:style-name="T9"><text:tab/><text:tab/><text:tab/><text:tab/>_for </text:span><text:span text:style-name="T12">( int i</text:span><text:span text:style-name="T9"> </text:span><text:span text:style-name="T12">= n - 1; 0</text:span><text:span text:style-name="T9">; </text:span><text:span text:style-name="T13">i--)</text:span><text:span text:style-name="T9"> </text:span><text:span text:style-name="T14">do</text:span></text:p>
      <text:p text:style-name="P23"><text:tab/><text:tab/><text:tab/><text:tab/><text:tab/>__longest_in_i = 0</text:p>
      <text:p text:style-name="P23"><text:tab/><text:tab/><text:tab/><text:tab/><text:tab/>__next_increase = -1</text:p>
      <text:p text:style-name="P12"><text:span text:style-name="T7"><text:tab/></text:span><text:span text:style-name="T10">c2*</text:span><text:span text:style-name="T10"><draw:frame draw:style-name="fr1" draw:name="Object4" text:anchor-type="as-char" svg:y="-0.2807in" svg:width="0.3902in" svg:height="0.448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tab/><text:tab/><text:tab/>__for ( int j = i+1; n-1; j++ ) do</text:span></text:p>
      <text:p text:style-name="P12"><text:span text:style-name="T7"><text:tab/></text:span><text:span text:style-name="T10">c3*</text:span><text:span text:style-name="T10"><draw:frame draw:style-name="fr1" draw:name="Object5" text:anchor-type="as-char" svg:y="-0.2807in" svg:width="0.6134in" svg:height="0.448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<text:tab/><text:tab/>___if ( *L[ i ][ 1 ] &lt; L [ j ][ 1 ] and </text:span><text:span text:style-name="T7"><text:tab/><text:tab/><text:tab/> <text:s text:c="2"/><text:tab/><text:tab/><text:tab/><text:tab/><text:tab/><text:tab/><text:tab/></text:span><text:span text:style-name="T10">sequence_length_list[ j ][ 0 ] +1 <text:s/>&gt; best ) do</text:span></text:p>
      <text:p text:style-name="P12"><text:span text:style-name="T7"><text:tab/></text:span><text:span text:style-name="T10">c4*</text:span><text:span text:style-name="T10"><draw:frame draw:style-name="fr1" draw:name="Object6" text:anchor-type="as-char" svg:y="-0.2807in" svg:width="0.6134in" svg:height="0.448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<text:tab/><text:tab/>____longest_in_i = <text:s/>sequence_length_list [ j ][ 0 ] +1</text:span></text:p>
      <text:p text:style-name="P23"><text:tab/><text:tab/><text:tab/><text:tab/><text:tab/>____next_increase = j</text:p>
      <text:p text:style-name="P12"><text:span text:style-name="T7"><text:tab/></text:span><text:span text:style-name="T10">c5* </text:span><text:span text:style-name="T10"><draw:frame draw:style-name="fr1" draw:name="Object7" text:anchor-type="as-char" svg:y="-0.2807in" svg:width="0.6134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<text:tab/><text:tab/>__sequence_length_list[ i ]=( longest_in_i, next_increase) </text:span></text:p>
      <text:p text:style-name="P26"><text:tab/><text:tab/><text:tab/><text:tab/><text:tab/>_increase = max ( x for x : L[ x ][ 0 ] )</text:p>
      <text:p text:style-name="P26"><text:tab/>c6*<text:tab/><text:tab/><text:tab/><text:tab/>_while increase != -1 do</text:p>
      <text:p text:style-name="P26"><text:tab/><text:tab/><text:tab/><text:tab/><text:tab/>__result.put(L[ increase ])</text:p>
      <text:p text:style-name="P26"><text:tab/><text:tab/><text:tab/><text:tab/><text:tab/>__increase = L [ increase ][ 0 ]</text:p>
      <text:p text:style-name="P2"><text:tab/><text:tab/><text:tab/><text:tab/><text:tab/>_<text:span text:style-name="T7">return result</text:span></text:p>
      <text:p text:style-name="P1"/>
      <text:p text:style-name="P18">c6* no fa falta calcular el cost ja que es una funcio que construeix el resultat un cop trobat.</text:p>
      <text:p text:style-name="P18"/>
      <text:p text:style-name="P18"><text:s text:c="2"/>T( n ) <text:s/>= c1*n + c2*<draw:frame draw:style-name="fr1" draw:name="Object8" text:anchor-type="as-char" svg:y="-0.2807in" svg:width="0.3902in" svg:height="0.448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+ c3*<draw:frame draw:style-name="fr1" draw:name="Object9" text:anchor-type="as-char" svg:y="-0.2807in" svg:width="0.6134in" svg:height="0.448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+ c4*<draw:frame draw:style-name="fr1" draw:name="Object10" text:anchor-type="as-char" svg:y="-0.2807in" svg:width="0.6134in" svg:height="0.4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+ c5* <text:span text:style-name="T4"><draw:frame draw:style-name="fr1" draw:name="Object11" text:anchor-type="as-char" svg:y="-0.2807in" svg:width="0.6134in" svg:height="0.44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7"><text:s/></text:p>
      <text:p text:style-name="P18"><draw:frame draw:style-name="fr1" draw:name="Object12" text:anchor-type="as-char" svg:y="-0.172in" svg:width="3.4575in" svg:height="0.219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text:tab/></text:p>
      <text:p text:style-name="P5"/>
      <text:p text:style-name="P16"><text:span text:style-name="T15">R</text:span>ecursiu:</text:p>
      <text:p text:style-name="P3"/>
      <text:p text:style-name="P19"><text:s/>T( n ) = T( n-1 )+T( n-2 ) = T ( n-2 ) + T( n-3 ) + T( n-3 ) + T( n-4 ) <text:span text:style-name="T16">= T ( n-3 ) + T( n-4) + T( n-4 ) + T( n-5 ) + T( n-5) + T( n-6 ) = …</text:span></text:p>
      <text:p text:style-name="P20"/>
      <text:p text:style-name="P20"><text:s/><draw:frame draw:style-name="fr1" draw:name="Object13" text:anchor-type="as-char" svg:y="-0.152in" svg:width="1.4028in" svg:height="0.1992in" draw:z-index="12"><draw:object xlink:href="./Object 13" xlink:type="simple" xlink:show="embed" xlink:actuate="onLoad"/><draw:image xlink:href="./ObjectReplacements/Object 13" xlink:type="simple" xlink:show="embed" xlink:actuate="onLoad"/></draw:frame> /<text:span text:style-name="T19">k</text:span></text:p>
      <text:p text:style-name="P20"/>
      <text:p text:style-name="P13"><text:span text:style-name="T17"><text:s/></text:span><text:span text:style-name="T18"><draw:frame draw:style-name="fr1" draw:name="Object14" text:anchor-type="as-char" svg:y="-0.152in" svg:width="1.4453in" svg:height="0.200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8"/>
      <text:p text:style-name="P1"><text:s/><draw:frame draw:style-name="fr1" draw:name="Object15" text:anchor-type="as-char" svg:y="-0.2602in" svg:width="1.4854in" svg:height="0.433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"><text:soft-page-break/><draw:frame draw:style-name="fr1" draw:name="Object16" text:anchor-type="as-char" svg:y="-0.2602in" svg:width="1.448in" svg:height="0.433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 <text:span text:style-name="T20">= &gt; </text:span><text:span text:style-name="T20"><draw:frame draw:style-name="fr1" draw:name="Object17" text:anchor-type="as-char" svg:y="-0.2807in" svg:width="1.5984in" svg:height="0.448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0">=&gt;...</text:span></text:p>
      <text:p text:style-name="P1"/>
      <text:p text:style-name="P21"><draw:frame draw:style-name="fr1" draw:name="Object18" text:anchor-type="as-char" svg:y="-0.172in" svg:width="0.9402in" svg:height="0.220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/>
      <text:p text:style-name="P1"><text:span text:style-name="T3">E</text:span>mpirics:</text:p>
      <text:p text:style-name="P1"/>
      <text:p text:style-name="P1">iterratiu</text:p>
      <text:p text:style-name="P1"/>
      <text:p text:style-name="P1"><text:span text:style-name="T3">r</text:span>ecursiu</text:p>
      <text:p text:style-name="P1"/>
      <text:p text:style-name="P1"/>
      <text:p text:style-name="P30">reference:</text:p>
      <text:p text:style-name="P30"><text:a xlink:type="simple" xlink:href="https://www.quora.com/How-do-I-solve-this-recurrence-relation-T-n-2T-n-1-+n-given-T-0-0" text:style-name="Internet_20_link" text:visited-style-name="Visited_20_Internet_20_Link">https://www.quora.com/How-do-I-solve-this-recurrence-relation-T-n-2T-n-1-+n-given-T-0-0</text:a>#</text:p>
      <text:p text:style-name="P30"/>
      <text:p text:style-name="P30">http://citeseerx.ist.psu.edu/viewdoc/download?doi=10.1.1.174.5400&amp;rep=rep1&amp;type=pdf</text:p>
      <text:p text:style-name="P30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27:31.968799817</meta:creation-date>
    <dc:date>2017-03-24T19:42:39.930278496</dc:date>
    <meta:editing-duration>PT17M56S</meta:editing-duration>
    <meta:editing-cycles>4</meta:editing-cycles>
    <meta:generator>LibreOffice/5.1.4.2$Linux_x86 LibreOffice_project/10m0$Build-2</meta:generator>
    <meta:document-statistic meta:table-count="0" meta:image-count="0" meta:object-count="18" meta:page-count="3" meta:paragraph-count="83" meta:word-count="480" meta:character-count="2530" meta:non-whitespace-character-count="1955"/>
  </office:meta>
</office:document-meta>
</file>

<file path=Object 1/content.xml><?xml version="1.0" encoding="utf-8"?>
<math xmlns="http://www.w3.org/1998/Math/MathML" display="block">
  <semantics>
    <mrow>
      <mi>l</mi>
      <mrow>
        <mrow>
          <mo fence="true" stretchy="false">[</mo>
          <mrow>
            <mrow>
              <mi>i</mi>
              <mn>..</mn>
              <mi>j</mi>
            </mrow>
          </mrow>
          <mo fence="true" stretchy="false">]</mo>
        </mrow>
        <mo stretchy="false">⊆</mo>
        <mi>L</mi>
      </mrow>
      <mrow>
        <mo fence="true" stretchy="false">[</mo>
        <mrow>
          <mrow>
            <mn>0.</mn>
            <mi>.</mi>
            <mrow>
              <mi>n</mi>
              <mo stretchy="false">−</mo>
              <mn>1</mn>
            </mrow>
          </mrow>
        </mrow>
        <mo fence="true" stretchy="false">]</mo>
      </mrow>
      <mi>,</mi>
      <mrow>
        <mrow>
          <mo fence="true" stretchy="false">(</mo>
          <mrow>
            <mrow>
              <mrow>
                <mn>0</mn>
                <mo stretchy="false">≤</mo>
                <mi>i</mi>
                <mo stretchy="false">≤</mo>
                <mrow>
                  <mi>n</mi>
                  <mo stretchy="false">−</mo>
                  <mn>1</mn>
                </mrow>
              </mrow>
              <mi>,</mi>
              <mrow>
                <mi>i</mi>
                <mo stretchy="false">≤</mo>
                <mi>j</mi>
                <mo stretchy="false">≤</mo>
                <mrow>
                  <mi>n</mi>
                  <mo stretchy="false">−</mo>
                  <mn>1</mn>
                </mrow>
              </mrow>
            </mrow>
          </mrow>
          <mo fence="true" stretchy="false">)</mo>
        </mrow>
        <mo stretchy="false">∧</mo>
        <mo stretchy="false">∄</mo>
      </mrow>
      <mi>l</mi>
      <mrow>
        <mrow>
          <mo fence="true" stretchy="false">[</mo>
          <mrow>
            <mrow>
              <mi>i</mi>
              <mi>'</mi>
              <mn>..</mn>
              <mi>j</mi>
              <mi>'</mi>
            </mrow>
          </mrow>
          <mo fence="true" stretchy="false">]</mo>
        </mrow>
        <mo stretchy="false">/</mo>
        <mi>j</mi>
      </mrow>
      <mrow>
        <mi>'</mi>
        <mo stretchy="false">−</mo>
        <mi>i</mi>
      </mrow>
      <mrow>
        <mi>'</mi>
        <mo stretchy="false">&gt;</mo>
        <mrow>
          <mi>j</mi>
          <mo stretchy="false">−</mo>
          <mi>i</mi>
        </mrow>
      </mrow>
    </mrow>
    <annotation encoding="StarMath 5.0">l[i..j] subseteq L[0..n-1 ],( 0 &lt;=  i &lt;= n-1 , i &lt;= j &lt;= n-1) and notexists l[i'..j']/j'-i'&gt; j-i    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+</mo>
            <mn>1</mn>
          </mrow>
          <mi>n</mi>
        </munderover>
        <msub>
          <mi>t</mi>
          <mi>i</mi>
        </msub>
      </mrow>
      <mo stretchy="false">−</mo>
      <mn>1</mn>
    </mrow>
    <annotation encoding="StarMath 5.0">sum from{i+1} to{n} t_{i}-1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+</mo>
            <mn>1</mn>
          </mrow>
          <mi>n</mi>
        </munderover>
        <msub>
          <mi>t</mi>
          <mi>i</mi>
        </msub>
      </mrow>
      <mo stretchy="false">−</mo>
      <mn>1</mn>
    </mrow>
    <annotation encoding="StarMath 5.0">sum from{i+1} to{n} t_{i}-1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∈</mo>
        <mi>O</mi>
      </mrow>
      <mrow>
        <mrow>
          <mo fence="true" stretchy="false">(</mo>
          <mrow>
            <mi>n</mi>
          </mrow>
          <mo fence="true" stretchy="false">)</mo>
        </mrow>
        <mo stretchy="false">+</mo>
        <mi>O</mi>
      </mrow>
      <mrow>
        <mrow>
          <mo fence="true" stretchy="false">(</mo>
          <mrow>
            <msup>
              <mi>n</mi>
              <mn>2</mn>
            </msup>
          </mrow>
          <mo fence="true" stretchy="false">)</mo>
        </mrow>
        <mo stretchy="false">+</mo>
        <mi>O</mi>
      </mrow>
      <mrow>
        <mrow>
          <mo fence="true" stretchy="false">(</mo>
          <mrow>
            <msup>
              <mi>n</mi>
              <mn>2</mn>
            </msup>
          </mrow>
          <mo fence="true" stretchy="false">)</mo>
        </mrow>
        <mo stretchy="false">+</mo>
        <mi>O</mi>
      </mrow>
      <mrow>
        <mrow>
          <mo fence="true" stretchy="false">(</mo>
          <mrow>
            <msup>
              <mi>n</mi>
              <mn>2</mn>
            </msup>
          </mrow>
          <mo fence="true" stretchy="false">)</mo>
        </mrow>
        <mo stretchy="false">+</mo>
        <mi>O</mi>
      </mrow>
      <mrow>
        <mrow>
          <mo fence="true" stretchy="false">(</mo>
          <mrow>
            <msup>
              <mi>n</mi>
              <mn>2</mn>
            </msup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in O ( n ) +O(n^{2}) + O(n^{2})+ O(n^{2}) +O(n^{2}) = O(n^{2})</annotation>
  </semantics>
</math>
</file>

<file path=Object 1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≤</mo>
        <mn>2</mn>
      </mrow>
      <mi>T</mi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i>n</mi>
      </mrow>
    </mrow>
    <annotation encoding="StarMath 5.0">T(n) &lt;= 2T(n-1)+n </annotation>
  </semantics>
</math>
</file>

<file path=Object 14/content.xml><?xml version="1.0" encoding="utf-8"?>
<math xmlns="http://www.w3.org/1998/Math/MathML" display="block">
  <semantics>
    <mrow>
      <mi>T</mi>
      <mrow>
        <mo fence="true" stretchy="false">(</mo>
        <mrow>
          <mi>k</mi>
        </mrow>
        <mo fence="true" stretchy="false">)</mo>
      </mrow>
      <mi>−</mi>
      <mn>2</mn>
      <mi>T</mi>
      <mrow>
        <mrow>
          <mo fence="true" stretchy="false">(</mo>
          <mrow>
            <mrow>
              <mi>k</mi>
              <mi>−</mi>
              <mn>1</mn>
            </mrow>
          </mrow>
          <mo fence="true" stretchy="false">)</mo>
        </mrow>
        <mo stretchy="false">=</mo>
        <mi>k</mi>
      </mrow>
    </mrow>
    <annotation encoding="StarMath 5.0">T(k)−2T(k−1)=k</annotation>
  </semantics>
</math>
</file>

<file path=Object 15/content.xml><?xml version="1.0" encoding="utf-8"?>
<math xmlns="http://www.w3.org/1998/Math/MathML" display="block">
  <semantics>
    <mrow>
      <mrow>
        <mfrac>
          <mrow>
            <mi>T</mi>
            <mrow>
              <mo fence="true" stretchy="false">(</mo>
              <mrow>
                <mi>k</mi>
              </mrow>
              <mo fence="true" stretchy="false">)</mo>
            </mrow>
          </mrow>
          <msup>
            <mn>2</mn>
            <mi>k</mi>
          </msup>
        </mfrac>
        <mo stretchy="false">−</mo>
        <mfrac>
          <mrow>
            <mi>T</mi>
            <mrow>
              <mo fence="true" stretchy="false">(</mo>
              <mrow>
                <mrow>
                  <mi>k</mi>
                  <mi>−</mi>
                  <mn>1</mn>
                </mrow>
              </mrow>
              <mo fence="true" stretchy="false">)</mo>
            </mrow>
          </mrow>
          <msup>
            <mn>2</mn>
            <mrow>
              <mi>k</mi>
              <mo stretchy="false">−</mo>
              <mn>1</mn>
            </mrow>
          </msup>
        </mfrac>
      </mrow>
      <mo stretchy="false">=</mo>
      <mfrac>
        <mi>k</mi>
        <msup>
          <mn>2</mn>
          <mi>k</mi>
        </msup>
      </mfrac>
    </mrow>
    <annotation encoding="StarMath 5.0">{T(k)} over 2^{k} - {T(k−1)} over 2^{k-1} = {k} over {2^{k}} </annotation>
  </semantics>
</math>
</file>

<file path=Object 16/content.xml><?xml version="1.0" encoding="utf-8"?>
<math xmlns="http://www.w3.org/1998/Math/MathML" display="block">
  <semantics>
    <mrow>
      <mrow>
        <mfrac>
          <mrow>
            <mi>T</mi>
            <mrow>
              <mo fence="true" stretchy="false">(</mo>
              <mrow>
                <mi>n</mi>
              </mrow>
              <mo fence="true" stretchy="false">)</mo>
            </mrow>
          </mrow>
          <msup>
            <mn>2</mn>
            <mi>n</mi>
          </msup>
        </mfrac>
        <mo stretchy="false">−</mo>
        <mfrac>
          <mrow>
            <mi>T</mi>
            <mrow>
              <mo fence="true" stretchy="false">(</mo>
              <mrow>
                <mn>0</mn>
              </mrow>
              <mo fence="true" stretchy="false">)</mo>
            </mrow>
          </mrow>
          <mn>1</mn>
        </mfrac>
      </mrow>
      <mo stretchy="false">=</mo>
      <mfrac>
        <mrow>
          <mi>T</mi>
          <mrow>
            <mo fence="true" stretchy="false">(</mo>
            <mrow>
              <mi>n</mi>
            </mrow>
            <mo fence="true" stretchy="false">)</mo>
          </mrow>
        </mrow>
        <msup>
          <mn>2</mn>
          <mi>n</mi>
        </msup>
      </mfrac>
    </mrow>
    <annotation encoding="StarMath 5.0">{T(n)} over 2^{n} - {T(0)} over 1 = {T(n)} over {2^{n}} 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i>k</mi>
          </mrow>
          <mo stretchy="false">∗</mo>
          <msup>
            <mn>2</mn>
            <mrow>
              <mi>n</mi>
              <mo stretchy="false">−</mo>
              <mn>1</mn>
            </mrow>
          </msup>
        </mrow>
      </mrow>
      <mn>...</mn>
      <mrow>
        <mo fence="true" stretchy="false">(</mo>
        <mrow>
          <mn>1</mn>
        </mrow>
        <mo fence="true" stretchy="false">)</mo>
      </mrow>
    </mrow>
    <annotation encoding="StarMath 5.0">T(n)= sum from{k=1} to{n} k * 2^{n-1}...(1)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∈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in O(2^{n})</annotation>
  </semantics>
</math>
</file>

<file path=Object 2/content.xml><?xml version="1.0" encoding="utf-8"?>
<math xmlns="http://www.w3.org/1998/Math/MathML" display="block">
  <semantics>
    <mrow>
      <msub>
        <mi>c</mi>
        <mi>i</mi>
      </msub>
      <mi mathvariant="italic">te</mi>
      <mi mathvariant="italic">una</mi>
      <mi mathvariant="italic">alçada</mi>
      <mrow>
        <msub>
          <mi>h</mi>
          <mi>i</mi>
        </msub>
        <mo stretchy="false">&lt;</mo>
        <msub>
          <mi>h</mi>
          <mi>j</mi>
        </msub>
      </mrow>
      <mi>,</mi>
      <mrow>
        <mi>i</mi>
        <mo stretchy="false">&lt;</mo>
        <mi>j</mi>
      </mrow>
    </mrow>
    <annotation encoding="StarMath 5.0">c_{i} te una  alçada h_{i} &lt; h_{j}, i &lt; j</annotation>
  </semantics>
</math>
</file>

<file path=Object 3/content.xml><?xml version="1.0" encoding="utf-8"?>
<math xmlns="http://www.w3.org/1998/Math/MathML" display="block">
  <semantics>
    <mrow>
      <mi>L</mi>
      <mrow>
        <mo fence="true" stretchy="false">[</mo>
        <mrow>
          <mi>i</mi>
        </mrow>
        <mo fence="true" stretchy="false">]</mo>
      </mrow>
      <mrow>
        <mrow>
          <mo fence="true" stretchy="false">[</mo>
          <mrow>
            <mn>1</mn>
          </mrow>
          <mo fence="true" stretchy="false">]</mo>
        </mrow>
        <mo stretchy="false">≡</mo>
        <msub>
          <mi>h</mi>
          <mi>i</mi>
        </msub>
      </mrow>
    </mrow>
    <annotation encoding="StarMath 5.0">L[ i ][ 1 ]  equiv  h_{i} 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i</mi>
          <mo stretchy="false">+</mo>
          <mn>1</mn>
        </mrow>
        <mi>n</mi>
      </munderover>
      <msub>
        <mi>t</mi>
        <mi>i</mi>
      </msub>
    </mrow>
    <annotation encoding="StarMath 5.0">sum from{i+1} to{n} t_{i}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+</mo>
            <mn>1</mn>
          </mrow>
          <mi>n</mi>
        </munderover>
        <msub>
          <mi>t</mi>
          <mi>i</mi>
        </msub>
      </mrow>
      <mo stretchy="false">−</mo>
      <mn>1</mn>
    </mrow>
    <annotation encoding="StarMath 5.0">sum from{i+1} to{n} t_{i}-1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+</mo>
            <mn>1</mn>
          </mrow>
          <mi>n</mi>
        </munderover>
        <msub>
          <mi>t</mi>
          <mi>i</mi>
        </msub>
      </mrow>
      <mo stretchy="false">−</mo>
      <mn>1</mn>
    </mrow>
    <annotation encoding="StarMath 5.0">sum from{i+1} to{n} t_{i}-1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+</mo>
            <mn>1</mn>
          </mrow>
          <mi>n</mi>
        </munderover>
        <msub>
          <mi>t</mi>
          <mi>i</mi>
        </msub>
      </mrow>
      <mo stretchy="false">−</mo>
      <mn>1</mn>
    </mrow>
    <annotation encoding="StarMath 5.0">sum from{i+1} to{n} t_{i}-1</annotation>
  </semantics>
</math>
</file>

<file path=Object 8/content.xml><?xml version="1.0" encoding="utf-8"?>
<math xmlns="http://www.w3.org/1998/Math/MathML" display="block">
  <semantics>
    <mrow>
      <munderover>
        <mo stretchy="false">∑</mo>
        <mrow>
          <mi>i</mi>
          <mo stretchy="false">+</mo>
          <mn>1</mn>
        </mrow>
        <mi>n</mi>
      </munderover>
      <msub>
        <mi>t</mi>
        <mi>i</mi>
      </msub>
    </mrow>
    <annotation encoding="StarMath 5.0">sum from{i+1} to{n} t_{i}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+</mo>
            <mn>1</mn>
          </mrow>
          <mi>n</mi>
        </munderover>
        <msub>
          <mi>t</mi>
          <mi>i</mi>
        </msub>
      </mrow>
      <mo stretchy="false">−</mo>
      <mn>1</mn>
    </mrow>
    <annotation encoding="StarMath 5.0">sum from{i+1} to{n} t_{i}-1</annotation>
  </semantics>
</math>
</file>